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se files show how the files for plotting graphs were developed. </text:p>
      <text:p text:style-name="Standard"/>
      <text:p text:style-name="Standard">Files for a single graph; drdtau...wxm would plot the mixed frame derivative dr by dtau.</text:p>
      <text:p text:style-name="Standard"/>
      <text:p text:style-name="Standard">Files for two graphs; <text:s/>drdtau_dtdtau...wxm plots two mixed frame derivatives: dr by dtau</text:p>
      <text:p text:style-name="Standard">and dt by dtau.</text:p>
      <text:p text:style-name="Standard"/>
      <text:p text:style-name="Standard">Finally for three graphs; drdt_space...wxm or drdt_time...wxm for two mixed frame graphs and the resulting rest frame velocity dr by dt plotted against space, r or time, 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24S</meta:editing-duration>
    <meta:editing-cycles>3</meta:editing-cycles>
    <meta:generator>OpenOffice.org/3.3$Win32 OpenOffice.org_project/330m20$Build-9567</meta:generator>
    <dc:date>2022-04-09T13:37:46.54</dc:date>
    <meta:document-statistic meta:table-count="0" meta:image-count="0" meta:object-count="0" meta:page-count="1" meta:paragraph-count="5" meta:word-count="71" meta:character-count="430"/>
    <dc:creator>s </dc:creator>
    <meta:user-defined meta:name="Info 1"/>
    <meta:user-defined meta:name="Info 2"/>
    <meta:user-defined meta:name="Info 3"/>
    <meta:user-defined meta:name="Info 4"/>
  </office:meta>
</office:document-meta>
</file>